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fo:wrap-option="wrap" fo:border-left="0.002cm solid #000000" fo:border-right="none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fo:wrap-option="wrap" fo:border-left="0.035cm solid #000000" fo:border-right="0.002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fo:font-style="italic" style:text-underline-style="solid" style:text-underline-type="single" style:text-underline-width="auto" style:text-underline-color="font-color" style:font-style-asian="italic" style:font-style-complex="italic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8pt" style:language-complex="none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none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position="0% 100%" style:font-name="Times New Roman1" fo:font-size="12pt" fo:letter-spacing="normal" fo:language="none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font-style="italic" style:text-underline-style="solid" style:text-underline-type="single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>
            <text:p>Специализации философов уровни реальности</text:p>
          </table:table-cell>
          <table:table-cell table:style-name="ce3">
            <text:p>Философы от пространства</text:p>
          </table:table-cell>
          <table:table-cell table:style-name="ce3">
            <text:p>Философы от <text:s/>времени</text:p>
          </table:table-cell>
          <table:table-cell table:style-name="ce3">
            <text:p>Материалисты</text:p>
          </table:table-cell>
          <table:table-cell table:style-name="ce3">
            <text:p>Философы от биологии</text:p>
          </table:table-cell>
          <table:table-cell table:style-name="ce3">
            <text:p>Социальные философы</text:p>
          </table:table-cell>
          <table:table-cell table:style-name="ce5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>
            <text:p>Пространство</text:p>
          </table:table-cell>
          <table:table-cell table:style-name="Default" table:number-columns-repeated="5"/>
          <table:table-cell>
            <text:p>Идеальные пространства <text:span text:style-name="T2">места </text:span><text:span text:style-name="T2">поклонения, <text:s text:c="2"/></text:span><text:span text:style-name="T2">сакральные <text:s/>и </text:span><text:span text:style-name="T2">ритуальные <text:s/></text:span><text:span text:style-name="T2">пространства </text:span></text:p>
          </table:table-cell>
          <table:table-cell table:number-columns-repeated="249"/>
        </table:table-row>
        <table:table-row table:style-name="ro1">
          <table:table-cell table:style-name="ce1">
            <text:p>Время</text:p>
          </table:table-cell>
          <table:table-cell table:style-name="Default" table:number-columns-repeated="5"/>
          <table:table-cell>
            <text:p>Идеальное (сакральное) время <text:span text:style-name="T2">Исторические и </text:span><text:span text:style-name="T2">культурные даты, </text:span><text:span text:style-name="T2">праздники, <text:s/>юбилеи и </text:span><text:span text:style-name="T2">годовщины как </text:span><text:span text:style-name="T2">разметка времени</text:span><text:span text:style-name="T4">. <text:s/></text:span></text:p>
          </table:table-cell>
          <table:table-cell table:number-columns-repeated="249"/>
        </table:table-row>
        <table:table-row table:style-name="ro1">
          <table:table-cell table:style-name="ce1">
            <text:p>Материальная реальность</text:p>
          </table:table-cell>
          <table:table-cell table:style-name="Default" table:number-columns-repeated="5"/>
          <table:table-cell>
            <text:p>Идеальная материальная реальность <text:span text:style-name="T2">символические </text:span><text:span text:style-name="T2">материальные </text:span><text:span text:style-name="T2">реальности, </text:span><text:span text:style-name="T2">государственные </text:span><text:span text:style-name="T2">символы, <text:s/></text:span><text:span text:style-name="T2">драгоценности, </text:span><text:span text:style-name="T2">памятники,</text:span></text:p>
            <text:p><text:span text:style-name="T2">идеологизированные </text:span><text:span text:style-name="T2">вещества и вещи, </text:span><text:span text:style-name="T2">ювелирные изделия </text:span></text:p>
          </table:table-cell>
          <table:table-cell table:number-columns-repeated="249"/>
        </table:table-row>
        <table:table-row table:style-name="ro1">
          <table:table-cell table:style-name="ce1">
            <text:p>Биологическая реальность</text:p>
          </table:table-cell>
          <table:table-cell table:style-name="Default" table:number-columns-repeated="5"/>
          <table:table-cell>
            <text:p>Идеализированные (сакрализованные) биологические реальности <text:span text:style-name="T2">полезные </text:span><text:span text:style-name="T2">и вредные </text:span><text:span text:style-name="T2">биологические </text:span><text:span text:style-name="T2">реальности, <text:s/></text:span><text:span text:style-name="T2">охраняемые и </text:span><text:span text:style-name="T2">исчезающие формы </text:span><text:span text:style-name="T2">жизни.</text:span></text:p>
            <text:p><text:span text:style-name="T5"/></text:p>
          </table:table-cell>
          <table:table-cell table:number-columns-repeated="249"/>
        </table:table-row>
        <table:table-row table:style-name="ro1">
          <table:table-cell table:style-name="ce1">
            <text:p>Социальная реальность</text:p>
          </table:table-cell>
          <table:table-cell table:style-name="Default" table:number-columns-repeated="5"/>
          <table:table-cell>
            <text:p>Идеализированная (сакрализованные) социальная реальность <text:span text:style-name="T2">конфессии, </text:span><text:span text:style-name="T2">субкультуры, </text:span><text:span text:style-name="T2">идеологизированные <text:s/></text:span><text:span text:style-name="T2">группы</text:span></text:p>
          </table:table-cell>
          <table:table-cell table:number-columns-repeated="249"/>
        </table:table-row>
        <table:table-row table:style-name="ro1">
          <table:table-cell table:style-name="ce1">
            <text:p>Идеально-ценностная реальность</text:p>
          </table:table-cell>
          <table:table-cell>
            <text:p>Идеи и ценности пространства <text:span text:style-name="T1">изобразительное </text:span><text:span text:style-name="T1">искусство, </text:span><text:span text:style-name="T1">фоторафия, </text:span><text:span text:style-name="T1">ценности </text:span><text:span text:style-name="T1">пространства</text:span></text:p>
          </table:table-cell>
          <table:table-cell>
            <text:p>Идеи времен, дух времени и ценности времени <text:s text:c="3"/><text:span text:style-name="T1">ритм, </text:span><text:span text:style-name="T1">музыка</text:span></text:p>
          </table:table-cell>
          <table:table-cell>
            <text:p>Материалистические идеи и ценности <text:span text:style-name="T2">Идеи материальной </text:span><text:span text:style-name="T2">культуры в широком </text:span><text:span text:style-name="T2">смысле, </text:span></text:p>
            <text:p><text:span text:style-name="T2">идеи вещей, </text:span><text:span text:style-name="T2">материальные </text:span><text:span text:style-name="T2">ценности,ценности </text:span><text:span text:style-name="T2">производства. </text:span><text:span text:style-name="T3">Понятия о нормах </text:span><text:span text:style-name="T3">потребления и его </text:span><text:span text:style-name="T3">ценностях. </text:span><text:span text:style-name="T3">Потребительская </text:span><text:span text:style-name="T3">мораль</text:span></text:p>
          </table:table-cell>
          <table:table-cell>
            <text:p>Биологические идеи и ценности</text:p>
            <text:p><text:span text:style-name="T2">идеи биологических </text:span><text:span text:style-name="T2">потребностей, <text:s text:c="2"/></text:span><text:span text:style-name="T2">идеологизированные </text:span><text:span text:style-name="T2">запреты и </text:span><text:span text:style-name="T2">ограничения на </text:span><text:span text:style-name="T2">питание, <text:s/>идеи </text:span><text:span text:style-name="T2">здоровья и болезни, з </text:span><text:span text:style-name="T2">Ценность жизни. </text:span><text:span text:style-name="T2">Биологическая этика</text:span></text:p>
          </table:table-cell>
          <table:table-cell>
            <text:p>Социальные идеи и ценности <text:span text:style-name="T1">социальные нормы, </text:span><text:span text:style-name="T1">социальная этика</text:span></text:p>
          </table:table-cell>
          <table:table-cell table:style-name="ce3">
            <text:p>Идеалистическая философия <text:span text:style-name="T6">литературная и </text:span><text:span text:style-name="T6">художественная </text:span><text:span text:style-name="T6">критики, </text:span><text:span text:style-name="T6">искусствознание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21.8.09</text:date>, <text:time>12:04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Unix)</meta:generator>
    <!--645(Build:8693)-->
    <meta:initial-creator>simon_kordonskij</meta:initial-creator>
    <meta:creation-date>2009-08-21T11:54:56</meta:creation-date>
    <dc:creator>simon_kordonskij</dc:creator>
    <dc:date>2009-08-21T12:04:47</dc:date>
    <dc:language>ru-RU</dc:language>
    <meta:editing-cycles>2</meta:editing-cycles>
    <meta:editing-duration>PT9M52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